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3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36pt" style:font-size-asian="36pt" style:font-size-complex="36pt"/>
    </style:style>
    <style:style style:name="ce2" style:family="table-cell" style:parent-style-name="Default">
      <style:text-properties style:font-name="Georgia" fo:font-size="11pt" fo:language="es" fo:country="ES" fo:font-weight="bold" style:font-name-asian="Times New Roman" style:font-size-asian="11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Georgia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en" style:country-asian="US" style:font-style-asian="normal" style:font-weight-asian="norm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country="none" style:country-asian="none" style:font-name-asian="Times New Roman" style:font-size-asian="11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5.23pt" svg:height="289.98pt" svg:x="253.64pt" svg:y="9.64pt">
            <loext:p draw:notify-on-update-of-ranges="Sheet1.A5:Sheet1.A9 Sheet1.B4:Sheet1.B4 Sheet1.B5:Sheet1.B9 Sheet1.C4:Sheet1.C4 Sheet1.C5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9.46pt" svg:height="252.99pt" svg:x="347.41pt" svg:y="324.62pt">
            <loext:p draw:notify-on-update-of-ranges="Sheet1.A30:Sheet1.A37 Sheet1.B30:Sheet1.B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6.3pt" svg:height="226.97pt" svg:x="852.46pt" svg:y="330.92pt">
            <loext:p draw:notify-on-update-of-ranges="Sheet1.C32:Sheet1.C34 Sheet1.D32:Sheet1.D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36.51pt" svg:height="301.78pt" svg:x="292.45pt" svg:y="634.05pt">
            <loext:p draw:notify-on-update-of-ranges="Sheet1.A57:Sheet1.A59 Sheet1.B56:Sheet1.B56 Sheet1.B57:Sheet1.B59 Sheet1.C56:Sheet1.C56 Sheet1.C57:Sheet1.C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7pt" svg:height="255.17pt" svg:x="266.14pt" svg:y="969.39pt">
            <loext:p draw:notify-on-update-of-ranges="Sheet1.A83:Sheet1.A85 Sheet1.B82:Sheet1.B82 Sheet1.B83:Sheet1.B85 Sheet1.C82:Sheet1.C82 Sheet1.C83:Sheet1.C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7pt" svg:height="255.17pt" svg:x="245.11pt" svg:y="1221.56pt">
            <loext:p draw:notify-on-update-of-ranges="Sheet1.A103:Sheet1.A105 Sheet1.B102:Sheet1.B102 Sheet1.B103:Sheet1.B105 Sheet1.C102:Sheet1.C102 Sheet1.C103:Sheet1.C10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.83pt" svg:y="1635.59pt">
            <loext:p draw:notify-on-update-of-ranges="Sheet1.A121:Sheet1.A122 Sheet1.B120:Sheet1.B120 Sheet1.B121:Sheet1.B122 Sheet1.C120:Sheet1.C120 Sheet1.C121:Sheet1.C12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4pt" svg:height="254.92pt" svg:x="226.4pt" svg:y="2111.05pt">
            <loext:p draw:notify-on-update-of-ranges="Sheet1.A164:Sheet1.A168 Sheet1.B163:Sheet1.B163 Sheet1.B164:Sheet1.B16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7pt" svg:height="254.92pt" svg:x="321.62pt" svg:y="1862.99pt">
            <loext:p draw:notify-on-update-of-ranges="Sheet1.A151:Sheet1.A152 Sheet1.B150:Sheet1.B150 Sheet1.B151:Sheet1.B152 Sheet1.C150:Sheet1.C150 Sheet1.C151:Sheet1.C152 Sheet1.D150:Sheet1.D150 Sheet1.D151:Sheet1.D15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4pt" svg:height="254.92pt" svg:x="409.07pt" svg:y="2374.95pt">
            <loext:p draw:notify-on-update-of-ranges="Sheet1.A187:Sheet1.A188 Sheet1.B186:Sheet1.B186 Sheet1.B187:Sheet1.B188 Sheet1.C186:Sheet1.C186 Sheet1.C187:Sheet1.C18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im Date</text:p>
          </table:table-cell>
          <table:table-cell table:number-columns-repeated="1023"/>
        </table:table-row>
        <table:table-row table:style-name="ro1">
          <table:table-cell/>
          <table:table-cell>
            <office:annotation draw:style-name="gr2" draw:text-style-name="P3" svg:width="82.18pt" svg:height="50.49pt" svg:x="144.99pt" svg:y="0pt" draw:caption-point-x="-17.29pt" draw:caption-point-y="56.38pt">
              <dc:date>2016-12-26T00:00:00</dc:date>
              <text:p text:style-name="P2"><text:span text:style-name="T1">Grafica general de comparacion entre optimizaciones</text:span></text:p>
            </office:annotation>
          </table:table-cell>
          <table:table-cell table:number-columns-repeated="1022"/>
        </table:table-row>
        <table:table-row table:style-name="ro1">
          <table:table-cell>
            <office:annotation draw:style-name="gr3" draw:text-style-name="P3" svg:width="82.18pt" svg:height="39.29pt" svg:x="80.99pt" svg:y="0pt" draw:caption-point-x="-17.29pt" draw:caption-point-y="69.17pt">
              <dc:date>2016-12-20T00:00:00</dc:date>
              <text:p text:style-name="P2"><text:span text:style-name="T1">Hacemo mejoras sobre un cubo base</text:span></text:p>
            </office:annotation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MB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<text:span text:style-name="T2">Cube_01</text:span></text:p>
          </table:table-cell>
          <table:table-cell office:value-type="float" office:value="13.72" calcext:value-type="float">
            <text:p>13.72</text:p>
          </table:table-cell>
          <table:table-cell office:value-type="float" office:value="20.75" calcext:value-type="float">
            <text:p>20.75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ube_02</text:p>
          </table:table-cell>
          <table:table-cell office:value-type="float" office:value="5.05" calcext:value-type="float">
            <office:annotation draw:style-name="gr4" draw:text-style-name="P3" svg:width="82.18pt" svg:height="28.09pt" svg:x="144.99pt" svg:y="23.61pt" draw:caption-point-x="-17.29pt" draw:caption-point-y="73.3pt">
              <dc:date>2016-12-26T00:00:00</dc:date>
              <text:p text:style-name="P2"><text:span text:style-name="T1">Con joint y derived</text:span></text:p>
            </office:annotation>
            <text:p>5.05</text:p>
          </table:table-cell>
          <table:table-cell office:value-type="float" office:value="0.72" calcext:value-type="float">
            <text:p>0.7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ube_03</text:p>
          </table:table-cell>
          <table:table-cell office:value-type="float" office:value="4.77" calcext:value-type="float">
            <office:annotation draw:style-name="gr5" draw:text-style-name="P3" svg:width="82.18pt" svg:height="16.89pt" svg:x="144.99pt" svg:y="37.42pt" draw:caption-point-x="-17.29pt" draw:caption-point-y="73.3pt">
              <dc:date>2016-12-26T00:00:00</dc:date>
              <text:p text:style-name="P2"><text:span text:style-name="T1">Output snappy</text:span></text:p>
            </office:annotation>
            <text:p>4.77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ube_04</text:p>
          </table:table-cell>
          <table:table-cell office:value-type="float" office:value="4.8" calcext:value-type="float">
            <office:annotation draw:style-name="gr5" draw:text-style-name="P3" svg:width="82.18pt" svg:height="16.89pt" svg:x="144.99pt" svg:y="51.22pt" draw:caption-point-x="-17.29pt" draw:caption-point-y="73.3pt">
              <dc:date>2016-12-26T00:00:00</dc:date>
              <text:p text:style-name="P2"><text:span text:style-name="T1">Output gzip</text:span></text:p>
            </office:annotation>
            <text:p>4.8</text:p>
          </table:table-cell>
          <table:table-cell office:value-type="float" office:value="0.42" calcext:value-type="float">
            <text:p>0.4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ube_05</text:p>
          </table:table-cell>
          <table:table-cell office:value-type="float" office:value="2.72" calcext:value-type="float">
            <office:annotation draw:style-name="gr5" draw:text-style-name="P3" svg:width="82.18pt" svg:height="16.89pt" svg:x="144.99pt" svg:y="65.03pt" draw:caption-point-x="-17.29pt" draw:caption-point-y="73.3pt">
              <dc:date>2016-12-26T00:00:00</dc:date>
              <text:p text:style-name="P2"><text:span text:style-name="T1">Hive comprimido</text:span></text:p>
            </office:annotation>
            <text:p>2.72</text:p>
          </table:table-cell>
          <table:table-cell office:value-type="float" office:value="0.42" calcext:value-type="float">
            <text:p>0.42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>
            <office:annotation draw:style-name="gr2" draw:text-style-name="P3" svg:width="82.18pt" svg:height="50.49pt" svg:x="80.99pt" svg:y="323.01pt" draw:caption-point-x="-17.29pt" draw:caption-point-y="73.3pt">
              <dc:date>2016-12-20T00:00:00</dc:date>
              <text:p text:style-name="P2"><text:span text:style-name="T1">En el cubo 4 analizadmos la distribucion de tiempos </text:span></text:p>
            </office:annotation>
          </table:table-cell>
          <table:table-cell office:value-type="string" calcext:value-type="string">
            <office:annotation draw:style-name="gr2" draw:text-style-name="P3" svg:width="82.18pt" svg:height="50.49pt" svg:x="144.99pt" svg:y="323.01pt" draw:caption-point-x="-17.29pt" draw:caption-point-y="73.3pt">
              <dc:date>2016-12-26T00:00:00</dc:date>
              <text:p text:style-name="P2"><text:span text:style-name="T1">Distribucion de tiempos sin ninguna optimizacion</text:span></text:p>
            </office:annotation>
            <text:p>Build Pro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 Distinct of Flat Tabl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office:annotation draw:style-name="gr3" draw:text-style-name="P3" svg:width="82.18pt" svg:height="39.29pt" svg:x="209pt" svg:y="361.42pt" draw:caption-point-x="-17.29pt" draw:caption-point-y="73.3pt">
              <dc:date>2016-12-26T00:00:00</dc:date>
              <text:p text:style-name="P2"><text:span text:style-name="T1">Agrupacion de distribucion de tiempos</text:span></text:p>
            </office:annotation>
            <text:p>FlatTable</text:p>
          </table:table-cell>
          <table:table-cell table:formula="of:=SUM([.B30:.B32])" office:value-type="float" office:value="3.36" calcext:value-type="float">
            <text:p>3.36</text:p>
          </table:table-cell>
          <table:table-cell table:formula="of:=[.D32]/[.D35]*100" office:value-type="float" office:value="67.2" calcext:value-type="float">
            <text:p>6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 Build dim dic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Build</text:p>
          </table:table-cell>
          <table:table-cell table:formula="of:=SUM([.B33:.B36])" office:value-type="float" office:value="1.51" calcext:value-type="float">
            <text:p>1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 Several step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leanup</text:p>
          </table:table-cell>
          <table:table-cell office:value-type="float" office:value="0.13" calcext:value-type="float">
            <text:p>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 Build cub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Suma</text:p>
          </table:table-cell>
          <table:table-cell table:formula="of:=SUM([.D32:.D34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Build Hfile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Cleanup</text:p>
          </table:table-cell>
          <table:table-cell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>
            <office:annotation draw:style-name="gr6" draw:text-style-name="P3" svg:width="82.18pt" svg:height="61.68pt" svg:x="80.99pt" svg:y="668.61pt" draw:caption-point-x="-17.29pt" draw:caption-point-y="73.3pt">
              <dc:date>2016-12-20T00:00:00</dc:date>
              <text:p text:style-name="P2"><text:span text:style-name="T1">Analizacmos la influencia en la compresion de output cubos 2,3,4</text:span></text:p>
            </office:annotation>
          </table:table-cell>
          <table:table-cell office:value-type="string" calcext:value-type="string">
            <office:annotation draw:style-name="gr3" draw:text-style-name="P3" svg:width="82.18pt" svg:height="39.29pt" svg:x="144.99pt" svg:y="668.61pt" draw:caption-point-x="-17.29pt" draw:caption-point-y="73.3pt">
              <dc:date>2016-12-26T00:00:00</dc:date>
              <text:p text:style-name="P2"><text:span text:style-name="T1">Comparativa en la compresion del cubo</text:span></text:p>
            </office:annotation>
            <text:p>Minutes</text:p>
          </table:table-cell>
          <table:table-cell office:value-type="string" calcext:value-type="string">
            <text:p>MB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No Compress</text:p>
          </table:table-cell>
          <table:table-cell office:value-type="float" office:value="5.05" calcext:value-type="float">
            <text:p>5.05</text:p>
          </table:table-cell>
          <table:table-cell office:value-type="float" office:value="0.72" calcext:value-type="float">
            <text:p>0.7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Snappy</text:p>
          </table:table-cell>
          <table:table-cell office:value-type="float" office:value="4.77" calcext:value-type="float">
            <text:p>4.77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gzip</text:p>
          </table:table-cell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percentage" office:value="0.01" calcext:value-type="percentage">
            <text:p>1.00%</text:p>
          </table:table-cell>
          <table:table-cell table:style-name="ce6" office:value-type="percentage" office:value="0.18" calcext:value-type="percentage">
            <text:p>18.00%</text:p>
          </table:table-cell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>
            <office:annotation draw:style-name="gr2" draw:text-style-name="P3" svg:width="82.18pt" svg:height="50.49pt" svg:x="80.99pt" svg:y="1004.43pt" draw:caption-point-x="-17.29pt" draw:caption-point-y="73.3pt">
              <dc:date>2016-12-20T00:00:00</dc:date>
              <text:p text:style-name="P2"><text:span text:style-name="T1">Con la tabla de entrada comprimida en hive</text:span></text:p>
            </office:annotation>
          </table:table-cell>
          <table:table-cell office:value-type="string" calcext:value-type="string">
            <office:annotation draw:style-name="gr7" draw:text-style-name="P3" svg:width="82.18pt" svg:height="72.88pt" svg:x="144.99pt" svg:y="1004.43pt" draw:caption-point-x="-17.29pt" draw:caption-point-y="73.3pt">
              <dc:date>2016-12-26T00:00:00</dc:date>
              <text:p text:style-name="P2"><text:span text:style-name="T1">Tiempos en los 3 pasos de flat table, sin / com compresion del formato de entrada</text:span></text:p>
            </office:annotation>
            <text:p>Before</text:p>
          </table:table-cell>
          <table:table-cell office:value-type="string" calcext:value-type="string">
            <text:p>N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0.98" calcext:value-type="float">
            <text:p>0.98</text:p>
          </table:table-cell>
          <table:table-cell office:value-type="float" office:value="0.46" calcext:value-type="float">
            <text:p>0.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 Distinct of Flat Table</text:p>
          </table:table-cell>
          <table:table-cell office:value-type="float" office:value="0.88" calcext:value-type="float">
            <text:p>0.88</text:p>
          </table:table-cell>
          <table:table-cell office:value-type="float" office:value="0.36" calcext:value-type="float">
            <text:p>0.36</text:p>
          </table:table-cell>
          <table:table-cell table:number-columns-repeated="1021"/>
        </table:table-row>
        <table:table-row table:style-name="ro1">
          <table:table-cell/>
          <table:table-cell table:formula="of:=SUM([.B83:.B85])" office:value-type="float" office:value="3.36" calcext:value-type="float">
            <text:p>3.36</text:p>
          </table:table-cell>
          <table:table-cell table:formula="of:=SUM([.C83:.C85])" office:value-type="float" office:value="1.68" calcext:value-type="float">
            <text:p>1.68</text:p>
          </table:table-cell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office:value-type="string" calcext:value-type="string">
            <office:annotation draw:style-name="gr8" draw:text-style-name="P3" svg:width="82.18pt" svg:height="117.67pt" svg:x="144.99pt" svg:y="1260.43pt" draw:caption-point-x="-17.29pt" draw:caption-point-y="73.3pt">
              <dc:date>2016-12-26T00:00:00</dc:date>
              <text:p text:style-name="P2"><text:span text:style-name="T1">Se intenta particionar Fact y Dim por la misma columna, pero Hive no usa particiones y se pierde rendimiento por la condicion extra de cruce</text:span></text:p>
            </office:annotation>
            <text:p>w/o partition</text:p>
          </table:table-cell>
          <table:table-cell office:value-type="string" calcext:value-type="string">
            <text:p>with 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0.46" calcext:value-type="float">
            <text:p>0.46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0.86" calcext:value-type="float">
            <text:p>0.86</text:p>
          </table:table-cell>
          <table:table-cell office:value-type="float" office:value="2.05" calcext:value-type="float">
            <text:p>2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 Distinct of Flat Table</text:p>
          </table:table-cell>
          <table:table-cell office:value-type="float" office:value="0.36" calcext:value-type="float">
            <text:p>0.36</text:p>
          </table:table-cell>
          <table:table-cell office:value-type="float" office:value="1.35" calcext:value-type="float">
            <text:p>1.35</text:p>
          </table:table-cell>
          <table:table-cell table:number-columns-repeated="1021"/>
        </table:table-row>
        <table:table-row table:style-name="ro1">
          <table:table-cell/>
          <table:table-cell table:formula="of:=SUM([.B103:.B105])" office:value-type="float" office:value="1.68" calcext:value-type="float">
            <text:p>1.68</text:p>
          </table:table-cell>
          <table:table-cell table:formula="of:=SUM([.C103:.C105])"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style-name="ce1" office:value-type="string" calcext:value-type="string">
            <text:p>Dim Productos</text:p>
          </table:table-cell>
          <table:table-cell table:number-columns-repeated="1023"/>
        </table:table-row>
        <table:table-row table:style-name="ro1">
          <table:table-cell table:style-name="ce4"/>
          <table:table-cell table:style-name="ce4" office:value-type="string" calcext:value-type="string">
            <text:p>Minutes</text:p>
          </table:table-cell>
          <table:table-cell table:style-name="ce4" office:value-type="string" calcext:value-type="string">
            <text:p>MB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ube_08 A</text:p>
          </table:table-cell>
          <table:table-cell office:value-type="float" office:value="5.86" calcext:value-type="float">
            <text:p>5.86</text:p>
          </table:table-cell>
          <table:table-cell office:value-type="float" office:value="24.45" calcext:value-type="float">
            <text:p>24.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be_08 B</text:p>
          </table:table-cell>
          <table:table-cell office:value-type="float" office:value="4.67" calcext:value-type="float">
            <text:p>4.67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office:value-type="string" calcext:value-type="string">
            <text:p>[Secs]</text:p>
          </table:table-cell>
          <table:table-cell office:value-type="string" calcext:value-type="string">
            <office:annotation draw:style-name="gr8" draw:text-style-name="P3" svg:width="82.18pt" svg:height="117.67pt" svg:x="144.99pt" svg:y="1935.81pt" draw:caption-point-x="-17.29pt" draw:caption-point-y="42.8pt">
              <dc:date>2016-12-26T00:00:00</dc:date>
              <text:p text:style-name="P2"><text:span text:style-name="T1">Se intenta particionar Fact y Dim por la misma columna, pero Hive no usa particiones y se pierde rendimiento por la condicion extra de cruce</text:span></text:p>
            </office:annotation>
            <text:p>SEQUENCEFILE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C Snap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21.8" calcext:value-type="float">
            <text:p>21.8</text:p>
          </table:table-cell>
          <table:table-cell office:value-type="float" office:value="17.6" calcext:value-type="float">
            <text:p>17.6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Distinct of Flat Table</text:p>
          </table:table-cell>
          <table:table-cell table:number-columns-repeated="1023"/>
        </table:table-row>
        <table:table-row table:style-name="ro1">
          <table:table-cell/>
          <table:table-cell table:formula="of:=SUM([.B151:.B153])" office:value-type="float" office:value="60.8" calcext:value-type="float">
            <text:p>60.8</text:p>
          </table:table-cell>
          <table:table-cell table:formula="of:=SUM([.C151:.C153])" office:value-type="float" office:value="66.6" calcext:value-type="float">
            <text:p>66.6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style-name="ce1" office:value-type="string" calcext:value-type="string">
            <text:p>Total cube (1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1.46" calcext:value-type="float">
            <text:p>1.46</text:p>
          </table:table-cell>
          <table:table-cell table:formula="of:=[.B164]/[.$B$169]*100" office:value-type="float" office:value="0.398015375388474" calcext:value-type="float">
            <text:p>0.3980153753884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1.67" calcext:value-type="float">
            <text:p>1.67</text:p>
          </table:table-cell>
          <table:table-cell table:formula="of:=[.B165]/[.$B$169]*100" office:value-type="float" office:value="0.455264162259419" calcext:value-type="float">
            <text:p>0.455264162259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 Distinct of Flat Table</text:p>
          </table:table-cell>
          <table:table-cell office:value-type="float" office:value="18.69" calcext:value-type="float">
            <text:p>18.69</text:p>
          </table:table-cell>
          <table:table-cell table:formula="of:=[.B166]/[.$B$169]*100" office:value-type="float" office:value="5.09514203151409" calcext:value-type="float">
            <text:p>5.09514203151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 Build Cube</text:p>
          </table:table-cell>
          <table:table-cell office:value-type="float" office:value="264" calcext:value-type="float">
            <text:p>264</text:p>
          </table:table-cell>
          <table:table-cell table:formula="of:=[.B167]/[.$B$169]*100" office:value-type="float" office:value="71.9699034949021" calcext:value-type="float">
            <text:p>71.9699034949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 Convert to Hfile</text:p>
          </table:table-cell>
          <table:table-cell office:value-type="float" office:value="81" calcext:value-type="float">
            <text:p>81</text:p>
          </table:table-cell>
          <table:table-cell table:formula="of:=[.B168]/[.$B$169]*100" office:value-type="float" office:value="22.0816749359359" calcext:value-type="float">
            <text:p>22.0816749359359</text:p>
          </table:table-cell>
          <table:table-cell table:number-columns-repeated="1021"/>
        </table:table-row>
        <table:table-row table:style-name="ro1">
          <table:table-cell/>
          <table:table-cell table:formula="of:=SUM([.B164:.B168])" office:value-type="float" office:value="366.82" calcext:value-type="float">
            <text:p>366.82</text:p>
          </table:table-cell>
          <table:table-cell table:formula="of:=SUM([.C164:.C16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2">
          <table:table-cell table:style-name="ce5" office:value-type="string" calcext:value-type="string">
            <text:p>Aggegations Groups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Minutes</text:p>
          </table:table-cell>
          <table:table-cell table:style-name="ce4"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 AGG</text:p>
          </table:table-cell>
          <table:table-cell office:value-type="float" office:value="363" calcext:value-type="float">
            <text:p>363</text:p>
          </table:table-cell>
          <table:table-cell office:value-type="float" office:value="20.1" calcext:value-type="float">
            <text:p>20.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 AGG</text:p>
          </table:table-cell>
          <table:table-cell office:value-type="float" office:value="412" calcext:value-type="float">
            <text:p>412</text:p>
          </table:table-cell>
          <table:table-cell office:value-type="float" office:value="20.6" calcext:value-type="float">
            <text:p>20.6</text:p>
          </table:table-cell>
          <table:table-cell table:formula="of:=[.B188]/[.B189]*100" office:value-type="float" office:value="53.1612903225807" calcext:value-type="float">
            <text:p>53.1612903225807</text:p>
          </table:table-cell>
          <table:table-cell table:formula="of:=[.C188]/[.C189]*100" office:value-type="float" office:value="50.6142506142506" calcext:value-type="float">
            <text:p>50.6142506142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187:.B188])" office:value-type="float" office:value="775" calcext:value-type="float">
            <text:p>775</text:p>
          </table:table-cell>
          <table:table-cell table:formula="of:=SUM([.C187:.C188])" office:value-type="float" office:value="40.7" calcext:value-type="float">
            <text:p>40.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9:17:35.831398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2:15:58.546474272</meta:creation-date>
    <meta:editing-duration>PT2H14M42S</meta:editing-duration>
    <meta:editing-cycles>14</meta:editing-cycles>
    <meta:generator>LibreOffice/5.2.3.2$Linux_X86_64 LibreOffice_project/20m0$Build-2</meta:generator>
    <dc:date>2016-12-30T19:22:40.484958371</dc:date>
    <meta:document-statistic meta:table-count="1" meta:cell-count="1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77cm" svg:height="10.231cm" xlink:href=".." xlink:type="simple" chart:class="chart:bar" chart:style-name="ch1">
        <chart:legend chart:legend-position="end" svg:x="15.616cm" svg:y="4.567cm" style:legend-expansion="high" chart:style-name="ch2"/>
        <chart:plot-area chart:style-name="ch3" table:cell-range-address="Sheet1.A5:Sheet1.C9 Sheet1.B4:Sheet1.C4" chart:data-source-has-labels="both" svg:x="0.363cm" svg:y="0.204cm" svg:width="14.89cm" svg:height="9.823cm">
          <chartooo:coordinate-region svg:x="0.984cm" svg:y="0.403cm" svg:width="13.647cm" svg:height="8.977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B5:Sheet1.B9" chart:label-cell-address="Sheet1.B4:Sheet1.B4" chart:class="chart:bar">
            <chart:data-point chart:repeated="5"/>
          </chart:series>
          <chart:series chart:attached-axis="primary-y" chart:style-name="ch9" chart:values-cell-range-address="Sheet1.C5:Sheet1.C9" chart:label-cell-address="Sheet1.C4:Sheet1.C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4:Sheet1.B4</svg:desc>
                </draw:g>
              </table:table-cell>
              <table:table-cell office:value-type="string">
                <text:p>MB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e_01</text:p>
                <draw:g>
                  <svg:desc>Sheet1.A5:Sheet1.A9</svg:desc>
                </draw:g>
              </table:table-cell>
              <table:table-cell office:value-type="float" office:value="13.72">
                <text:p>13.72</text:p>
                <draw:g>
                  <svg:desc>Sheet1.B5:Sheet1.B9</svg:desc>
                </draw:g>
              </table:table-cell>
              <table:table-cell office:value-type="float" office:value="20.75">
                <text:p>20.75</text:p>
                <draw:g>
                  <svg:desc>Sheet1.C5:Sheet1.C9</svg:desc>
                </draw:g>
              </table:table-cell>
            </table:table-row>
            <table:table-row>
              <table:table-cell office:value-type="string">
                <text:p>Cube_02</text:p>
              </table:table-cell>
              <table:table-cell office:value-type="float" office:value="5.05">
                <text:p>5.0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Cube_03</text:p>
              </table:table-cell>
              <table:table-cell office:value-type="float" office:value="4.77">
                <text:p>4.7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Cube_04</text:p>
              </table:table-cell>
              <table:table-cell office:value-type="float" office:value="4.8">
                <text:p>4.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Cube_05</text:p>
              </table:table-cell>
              <table:table-cell office:value-type="float" office:value="2.72">
                <text:p>2.7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bar" chart:style-name="ch1">
        <chart:legend chart:legend-position="end" svg:x="13.44cm" svg:y="3.949cm" style:legend-expansion="high" chart:style-name="ch2"/>
        <chart:plot-area chart:style-name="ch3" table:cell-range-address="Sheet1.A187:Sheet1.C188 Sheet1.B186:Sheet1.C186" chart:data-source-has-labels="both" svg:x="0.32cm" svg:y="0.179cm" svg:width="12.8cm" svg:height="8.636cm">
          <chartooo:coordinate-region svg:x="1.127cm" svg:y="0.378cm" svg:width="11.371cm" svg:height="7.79cm"/>
          <chart:axis chart:dimension="x" chart:name="primary-x" chart:style-name="ch4" chartooo:axis-type="auto">
            <chartooo:date-scale/>
            <chart:categories table:cell-range-address="Sheet1.A187:Sheet1.A18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87:Sheet1.B188" chart:label-cell-address="Sheet1.B186:Sheet1.B186" chart:class="chart:bar">
            <chart:data-point chart:repeated="2"/>
          </chart:series>
          <chart:series chart:attached-axis="secondary-y" chart:style-name="ch9" chart:values-cell-range-address="Sheet1.C187:Sheet1.C188" chart:label-cell-address="Sheet1.C186:Sheet1.C186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186:Sheet1.B186</svg:desc>
                </draw:g>
              </table:table-cell>
              <table:table-cell office:value-type="string">
                <text:p>GB</text:p>
                <draw:g>
                  <svg:desc>Sheet1.C186:Sheet1.C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AGG</text:p>
                <draw:g>
                  <svg:desc>Sheet1.A187:Sheet1.A188</svg:desc>
                </draw:g>
              </table:table-cell>
              <table:table-cell office:value-type="float" office:value="363">
                <text:p>363</text:p>
                <draw:g>
                  <svg:desc>Sheet1.B187:Sheet1.B188</svg:desc>
                </draw:g>
              </table:table-cell>
              <table:table-cell office:value-type="float" office:value="20.1">
                <text:p>20.1</text:p>
                <draw:g>
                  <svg:desc>Sheet1.C187:Sheet1.C188</svg:desc>
                </draw:g>
              </table:table-cell>
            </table:table-row>
            <table:table-row>
              <table:table-cell office:value-type="string">
                <text:p>3 AGG</text:p>
              </table:table-cell>
              <table:table-cell office:value-type="float" office:value="412">
                <text:p>412</text:p>
              </table:table-cell>
              <table:table-cell office:value-type="float" office:value="20.6">
                <text:p>2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57cm" svg:height="8.926cm" xlink:href=".." xlink:type="simple" chart:class="chart:circle" chart:style-name="ch1">
        <chart:legend chart:legend-position="end" svg:x="11.424cm" svg:y="2.421cm" style:legend-expansion="high" chart:style-name="ch2"/>
        <chart:plot-area chart:style-name="ch3" table:cell-range-address="Sheet1.A30:Sheet1.B37" chart:data-source-has-labels="column" svg:x="0.317cm" svg:y="0.178cm" svg:width="10.79cm" svg:height="8.5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7cm" svg:y="1.225cm" svg:width="10.79cm" svg:height="6.47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30:Sheet1.A3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30:Sheet1.B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30:Sheet1.A37</svg:desc>
                </draw:g>
              </table:table-cell>
              <table:table-cell office:value-type="float" office:value="0.98">
                <text:p>0.98</text:p>
                <draw:g>
                  <svg:desc>Sheet1.B30:Sheet1.B37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 Distinct of Flat Table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 Build dim dict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 Several step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 Build cube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 Build Hfile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 Cleanup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12cm" svg:height="8.008cm" xlink:href=".." xlink:type="simple" chart:class="chart:circle" chart:style-name="ch1">
        <chart:legend chart:legend-position="end" svg:x="9.381cm" svg:y="3.207cm" style:legend-expansion="high" chart:style-name="ch2"/>
        <chart:plot-area chart:style-name="ch3" table:cell-range-address="Sheet1.C32:Sheet1.D34" chart:data-source-has-labels="column" svg:x="0.23cm" svg:y="0.16cm" svg:width="8.921cm" svg:height="7.68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3cm" svg:y="1.327cm" svg:width="8.921cm" svg:height="5.35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2:Sheet1.C3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D32:Sheet1.D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latTable</text:p>
                <draw:g>
                  <svg:desc>Sheet1.C32:Sheet1.C34</svg:desc>
                </draw:g>
              </table:table-cell>
              <table:table-cell office:value-type="float" office:value="3.36">
                <text:p>3.36</text:p>
                <draw:g>
                  <svg:desc>Sheet1.D32:Sheet1.D34</svg:desc>
                </draw:g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Cleanup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28cm" svg:height="10.647cm" xlink:href=".." xlink:type="simple" chart:class="chart:bar" chart:style-name="ch1">
        <chart:legend chart:legend-position="end" svg:x="16.367cm" svg:y="4.775cm" style:legend-expansion="high" chart:style-name="ch2"/>
        <chart:plot-area chart:style-name="ch3" table:cell-range-address="Sheet1.A57:Sheet1.C59 Sheet1.B56:Sheet1.C56" chart:data-source-has-labels="both" svg:x="0.378cm" svg:y="0.212cm" svg:width="15.611cm" svg:height="10.223cm">
          <chartooo:coordinate-region svg:x="1.29cm" svg:y="0.412cm" svg:width="13.971cm" svg:height="9.376cm"/>
          <chart:axis chart:dimension="x" chart:name="primary-x" chart:style-name="ch4" chartooo:axis-type="auto">
            <chartooo:date-scale/>
            <chart:categories table:cell-range-address="Sheet1.A57:Sheet1.A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7:Sheet1.B59" chart:label-cell-address="Sheet1.B56:Sheet1.B56" chart:class="chart:bar">
            <chart:data-point chart:repeated="3"/>
          </chart:series>
          <chart:series chart:attached-axis="secondary-y" chart:style-name="ch9" chart:values-cell-range-address="Sheet1.C57:Sheet1.C59" chart:label-cell-address="Sheet1.C56:Sheet1.C5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56:Sheet1.B56</svg:desc>
                </draw:g>
              </table:table-cell>
              <table:table-cell office:value-type="string">
                <text:p>MB</text:p>
                <draw:g>
                  <svg:desc>Sheet1.C56:Sheet1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Compress</text:p>
                <draw:g>
                  <svg:desc>Sheet1.A57:Sheet1.A59</svg:desc>
                </draw:g>
              </table:table-cell>
              <table:table-cell office:value-type="float" office:value="5.05">
                <text:p>5.05</text:p>
                <draw:g>
                  <svg:desc>Sheet1.B57:Sheet1.B59</svg:desc>
                </draw:g>
              </table:table-cell>
              <table:table-cell office:value-type="float" office:value="0.72">
                <text:p>0.72</text:p>
                <draw:g>
                  <svg:desc>Sheet1.C57:Sheet1.C59</svg:desc>
                </draw:g>
              </table:table-cell>
            </table:table-row>
            <table:table-row>
              <table:table-cell office:value-type="string">
                <text:p>Snappy</text:p>
              </table:table-cell>
              <table:table-cell office:value-type="float" office:value="4.77">
                <text:p>4.7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4.8">
                <text:p>4.8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bar" chart:style-name="ch1">
        <chart:legend chart:legend-position="end" svg:x="14.242cm" svg:y="3.953cm" style:legend-expansion="high" chart:style-name="ch2"/>
        <chart:plot-area chart:style-name="ch3" table:cell-range-address="Sheet1.A83:Sheet1.C85 Sheet1.B82:Sheet1.C82" chart:data-source-has-labels="both" svg:x="0.32cm" svg:y="0.18cm" svg:width="13.602cm" svg:height="8.643cm">
          <chartooo:coordinate-region svg:x="1.047cm" svg:y="0.379cm" svg:width="12.875cm" svg:height="7.797cm"/>
          <chart:axis chart:dimension="x" chart:name="primary-x" chart:style-name="ch4" chartooo:axis-type="auto">
            <chartooo:date-scale/>
            <chart:categories table:cell-range-address="Sheet1.A83:Sheet1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3:Sheet1.B85" chart:label-cell-address="Sheet1.B82:Sheet1.B82" chart:class="chart:bar">
            <chart:data-point chart:repeated="3"/>
          </chart:series>
          <chart:series chart:style-name="ch8" chart:values-cell-range-address="Sheet1.C83:Sheet1.C85" chart:label-cell-address="Sheet1.C82:Sheet1.C8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1.B82:Sheet1.B82</svg:desc>
                </draw:g>
              </table:table-cell>
              <table:table-cell office:value-type="string">
                <text:p>Now</text:p>
                <draw:g>
                  <svg:desc>Sheet1.C82:Sheet1.C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83:Sheet1.A85</svg:desc>
                </draw:g>
              </table:table-cell>
              <table:table-cell office:value-type="float" office:value="0.98">
                <text:p>0.98</text:p>
                <draw:g>
                  <svg:desc>Sheet1.B83:Sheet1.B85</svg:desc>
                </draw:g>
              </table:table-cell>
              <table:table-cell office:value-type="float" office:value="0.46">
                <text:p>0.46</text:p>
                <draw:g>
                  <svg:desc>Sheet1.C83:Sheet1.C85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1.5">
                <text:p>1.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 Distinct of Flat Table</text:p>
              </table:table-cell>
              <table:table-cell office:value-type="float" office:value="0.88">
                <text:p>0.88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bar" chart:style-name="ch1">
        <chart:legend chart:legend-position="end" svg:x="13.316cm" svg:y="3.953cm" style:legend-expansion="high" chart:style-name="ch2"/>
        <chart:plot-area chart:style-name="ch3" table:cell-range-address="Sheet1.A103:Sheet1.C105 Sheet1.B102:Sheet1.C102" chart:data-source-has-labels="both" svg:x="0.32cm" svg:y="0.18cm" svg:width="12.676cm" svg:height="8.643cm">
          <chartooo:coordinate-region svg:x="1.047cm" svg:y="0.38cm" svg:width="11.949cm" svg:height="7.796cm"/>
          <chart:axis chart:dimension="x" chart:name="primary-x" chart:style-name="ch4" chartooo:axis-type="auto">
            <chartooo:date-scale/>
            <chart:categories table:cell-range-address="Sheet1.A103:Sheet1.A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3:Sheet1.B105" chart:label-cell-address="Sheet1.B102:Sheet1.B102" chart:class="chart:bar">
            <chart:data-point chart:repeated="3"/>
          </chart:series>
          <chart:series chart:style-name="ch8" chart:values-cell-range-address="Sheet1.C103:Sheet1.C105" chart:label-cell-address="Sheet1.C102:Sheet1.C10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/o partition</text:p>
                <draw:g>
                  <svg:desc>Sheet1.B102:Sheet1.B102</svg:desc>
                </draw:g>
              </table:table-cell>
              <table:table-cell office:value-type="string">
                <text:p>with partition</text:p>
                <draw:g>
                  <svg:desc>Sheet1.C102:Sheet1.C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103:Sheet1.A105</svg:desc>
                </draw:g>
              </table:table-cell>
              <table:table-cell office:value-type="float" office:value="0.46">
                <text:p>0.46</text:p>
                <draw:g>
                  <svg:desc>Sheet1.B103:Sheet1.B105</svg:desc>
                </draw:g>
              </table:table-cell>
              <table:table-cell office:value-type="float" office:value="1.12">
                <text:p>1.12</text:p>
                <draw:g>
                  <svg:desc>Sheet1.C103:Sheet1.C105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0.86">
                <text:p>0.8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 Distinct of Flat Table</text:p>
              </table:table-cell>
              <table:table-cell office:value-type="float" office:value="0.36">
                <text:p>0.36</text:p>
              </table:table-cell>
              <table:table-cell office:value-type="float" office:value="1.35">
                <text:p>1.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14cm" svg:y="0.316cm" chart:style-name="ch2">
          <text:p>Dim_Products</text:p>
        </chart:title>
        <chart:legend chart:legend-position="end" svg:x="13.439cm" svg:y="3.952cm" style:legend-expansion="high" chart:style-name="ch3"/>
        <chart:plot-area chart:style-name="ch4" table:cell-range-address="Sheet1.A121:Sheet1.C122 Sheet1.B120:Sheet1.C120" chart:data-source-has-labels="both" svg:x="0.32cm" svg:y="1.275cm" svg:width="12.799cm" svg:height="7.545cm">
          <chartooo:coordinate-region svg:x="0.756cm" svg:y="1.475cm" svg:width="11.741cm" svg:height="6.698cm"/>
          <chart:axis chart:dimension="x" chart:name="primary-x" chart:style-name="ch5" chartooo:axis-type="auto">
            <chartooo:date-scale/>
            <chart:categories table:cell-range-address="Sheet1.A121:Sheet1.A122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121:Sheet1.B122" chart:label-cell-address="Sheet1.B120:Sheet1.B120" chart:class="chart:bar">
            <chart:data-point chart:repeated="2"/>
          </chart:series>
          <chart:series chart:attached-axis="secondary-y" chart:style-name="ch10" chart:values-cell-range-address="Sheet1.C121:Sheet1.C122" chart:label-cell-address="Sheet1.C120:Sheet1.C120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120:Sheet1.B120</svg:desc>
                </draw:g>
              </table:table-cell>
              <table:table-cell office:value-type="string">
                <text:p>MB</text:p>
                <draw:g>
                  <svg:desc>Sheet1.C120:Sheet1.C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e_08 A</text:p>
                <draw:g>
                  <svg:desc>Sheet1.A121:Sheet1.A122</svg:desc>
                </draw:g>
              </table:table-cell>
              <table:table-cell office:value-type="float" office:value="5.86">
                <text:p>5.86</text:p>
                <draw:g>
                  <svg:desc>Sheet1.B121:Sheet1.B122</svg:desc>
                </draw:g>
              </table:table-cell>
              <table:table-cell office:value-type="float" office:value="24.45">
                <text:p>24.45</text:p>
                <draw:g>
                  <svg:desc>Sheet1.C121:Sheet1.C122</svg:desc>
                </draw:g>
              </table:table-cell>
            </table:table-row>
            <table:table-row>
              <table:table-cell office:value-type="string">
                <text:p>Cube_08 B</text:p>
              </table:table-cell>
              <table:table-cell office:value-type="float" office:value="4.67">
                <text:p>4.67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circle" chart:style-name="ch1">
        <chart:legend chart:legend-position="end" svg:x="11.568cm" svg:y="3.202cm" style:legend-expansion="high" chart:style-name="ch2"/>
        <chart:plot-area chart:style-name="ch3" table:cell-range-address="Sheet1.A164:Sheet1.B168 Sheet1.B163:Sheet1.B163" chart:data-source-has-labels="both" svg:x="0.32cm" svg:y="0.179cm" svg:width="10.928cm" svg:height="8.63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218cm" svg:width="10.928cm" svg:height="6.55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164:Sheet1.A1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64:Sheet1.B168" chart:label-cell-address="Sheet1.B163:Sheet1.B1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163:Sheet1.B1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164:Sheet1.A168</svg:desc>
                </draw:g>
              </table:table-cell>
              <table:table-cell office:value-type="float" office:value="1.46">
                <text:p>1.46</text:p>
                <draw:g>
                  <svg:desc>Sheet1.B164:Sheet1.B168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 Distinct of Flat Table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19 Build Cube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 Convert to Hfile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4cm" xlink:href=".." xlink:type="simple" chart:class="chart:bar" chart:style-name="ch1">
        <chart:legend chart:legend-position="end" svg:x="12.575cm" svg:y="3.7cm" style:legend-expansion="high" chart:style-name="ch2"/>
        <chart:plot-area chart:style-name="ch3" table:cell-range-address="Sheet1.A151:Sheet1.D152 Sheet1.B150:Sheet1.D150" chart:data-source-has-labels="both" svg:x="0.32cm" svg:y="0.179cm" svg:width="11.935cm" svg:height="8.636cm">
          <chartooo:coordinate-region svg:x="0.941cm" svg:y="0.378cm" svg:width="11.314cm" svg:height="7.79cm"/>
          <chart:axis chart:dimension="x" chart:name="primary-x" chart:style-name="ch4" chartooo:axis-type="auto">
            <chartooo:date-scale/>
            <chart:categories table:cell-range-address="Sheet1.A151:Sheet1.A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1:Sheet1.B152" chart:label-cell-address="Sheet1.B150:Sheet1.B150" chart:class="chart:bar">
            <chart:data-point chart:repeated="2"/>
          </chart:series>
          <chart:series chart:style-name="ch8" chart:values-cell-range-address="Sheet1.C151:Sheet1.C152" chart:label-cell-address="Sheet1.C150:Sheet1.C150" chart:class="chart:bar">
            <chart:data-point chart:repeated="2"/>
          </chart:series>
          <chart:series chart:style-name="ch9" chart:values-cell-range-address="Sheet1.D151:Sheet1.D152" chart:label-cell-address="Sheet1.D150:Sheet1.D15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EFILE</text:p>
                <draw:g>
                  <svg:desc>Sheet1.B150:Sheet1.B150</svg:desc>
                </draw:g>
              </table:table-cell>
              <table:table-cell office:value-type="string">
                <text:p>ORC</text:p>
                <draw:g>
                  <svg:desc>Sheet1.C150:Sheet1.C150</svg:desc>
                </draw:g>
              </table:table-cell>
              <table:table-cell office:value-type="string">
                <text:p>ORC Snappy</text:p>
                <draw:g>
                  <svg:desc>Sheet1.D150:Sheet1.D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151:Sheet1.A152</svg:desc>
                </draw:g>
              </table:table-cell>
              <table:table-cell office:value-type="float" office:value="39">
                <text:p>39</text:p>
                <draw:g>
                  <svg:desc>Sheet1.B151:Sheet1.B152</svg:desc>
                </draw:g>
              </table:table-cell>
              <table:table-cell office:value-type="float" office:value="49">
                <text:p>49</text:p>
                <draw:g>
                  <svg:desc>Sheet1.C151:Sheet1.C152</svg:desc>
                </draw:g>
              </table:table-cell>
              <table:table-cell office:value-type="float" office:value="49">
                <text:p>49</text:p>
                <draw:g>
                  <svg:desc>Sheet1.D151:Sheet1.D152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21.8">
                <text:p>21.8</text:p>
              </table:table-cell>
              <table:table-cell office:value-type="float" office:value="17.6">
                <text:p>17.6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